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fcc" officeooo:paragraph-rsid="001d8f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read jusqu’a Condition </text:p>
      <text:p text:style-name="P1">TD3</text:p>
      <text:p text:style-name="P1"><text:tab/>classe timer + periodique tim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09:45.526875963</meta:creation-date>
    <dc:date>2018-03-27T09:11:00.276730836</dc:date>
    <meta:editing-duration>PT1M17S</meta:editing-duration>
    <meta:editing-cycles>1</meta:editing-cycles>
    <meta:document-statistic meta:table-count="0" meta:image-count="0" meta:object-count="0" meta:page-count="1" meta:paragraph-count="3" meta:word-count="9" meta:character-count="60" meta:non-whitespace-character-count="52"/>
    <meta:generator>LibreOffice/5.3.1.2$Linux_X86_64 LibreOffice_project/30m0$Build-2</meta:generator>
  </office:meta>
</office:document-meta>
</file>